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text-align="end" style:justify-single-word="false" style:writing-mode="rl-tb"/>
      <style:text-properties officeooo:paragraph-rsid="0655c4b9"/>
    </style:style>
    <style:style style:name="P4" style:family="paragraph" style:parent-style-name="Text_20_body">
      <style:paragraph-properties fo:text-align="end" style:justify-single-word="false" style:writing-mode="rl-tb"/>
      <style:text-properties fo:font-style="italic" officeooo:paragraph-rsid="0655c4b9" style:font-style-asian="italic" style:font-style-complex="italic"/>
    </style:style>
    <style:style style:name="P5" style:family="paragraph" style:parent-style-name="Text_20_body">
      <style:paragraph-properties fo:text-align="start" style:justify-single-word="false" style:writing-mode="lr-tb"/>
      <style:text-properties officeooo:rsid="06178d0b" officeooo:paragraph-rsid="0649e74e"/>
    </style:style>
    <style:style style:name="P6" style:family="paragraph" style:parent-style-name="Text_20_body">
      <style:text-properties fo:font-weight="normal" officeooo:rsid="06178d0b" officeooo:paragraph-rsid="0649e74e" style:font-weight-asian="normal" style:font-weight-complex="normal"/>
    </style:style>
    <style:style style:name="P7" style:family="paragraph" style:parent-style-name="Text_20_body">
      <style:text-properties officeooo:rsid="06178d0b" officeooo:paragraph-rsid="063f5b55"/>
    </style:style>
    <style:style style:name="P8" style:family="paragraph" style:parent-style-name="Text_20_body">
      <style:text-properties officeooo:rsid="06440099" officeooo:paragraph-rsid="06440099"/>
    </style:style>
    <style:style style:name="P9" style:family="paragraph" style:parent-style-name="Text_20_body">
      <style:text-properties officeooo:rsid="06440099" officeooo:paragraph-rsid="0645b7d7"/>
    </style:style>
    <style:style style:name="P10" style:family="paragraph" style:parent-style-name="Text_20_body">
      <style:text-properties officeooo:rsid="06466c11" officeooo:paragraph-rsid="064e492c"/>
    </style:style>
    <style:style style:name="P11" style:family="paragraph" style:parent-style-name="Text_20_body" style:list-style-name="L1">
      <style:text-properties fo:language="en" fo:country="US" fo:font-weight="normal" officeooo:rsid="0645b7d7" officeooo:paragraph-rsid="0645b7d7" style:font-weight-asian="normal" style:font-weight-complex="normal"/>
    </style:style>
    <style:style style:name="P12" style:family="paragraph" style:parent-style-name="Text_20_body">
      <style:text-properties fo:language="en" fo:country="US" fo:font-weight="normal" officeooo:rsid="06466c11" officeooo:paragraph-rsid="06466c11" style:font-weight-asian="normal" style:font-weight-complex="normal"/>
    </style:style>
    <style:style style:name="P13" style:family="paragraph" style:parent-style-name="Text_20_body">
      <style:text-properties fo:language="en" fo:country="US" fo:font-weight="normal" officeooo:rsid="0642919e" officeooo:paragraph-rsid="063f5b55" style:font-weight-asian="normal" style:font-weight-complex="normal"/>
    </style:style>
    <style:style style:name="P14" style:family="paragraph" style:parent-style-name="Text_20_body" style:list-style-name="L2">
      <style:text-properties officeooo:paragraph-rsid="065253ee"/>
    </style:style>
    <style:style style:name="P15" style:family="paragraph" style:parent-style-name="Text_20_body" style:list-style-name="L2">
      <style:text-properties fo:font-weight="normal" officeooo:rsid="06178d0b" officeooo:paragraph-rsid="06468496" style:font-weight-asian="normal" style:font-weight-complex="normal"/>
    </style:style>
    <style:style style:name="P16" style:family="paragraph" style:parent-style-name="Text_20_body">
      <style:text-properties fo:font-weight="normal" officeooo:rsid="06541daa" officeooo:paragraph-rsid="06541daa" style:font-weight-asian="normal" style:font-weight-complex="normal"/>
    </style:style>
    <style:style style:name="P17" style:family="paragraph" style:parent-style-name="Text_20_body" style:list-style-name="L3">
      <style:paragraph-properties fo:text-align="end" style:justify-single-word="false" style:writing-mode="rl-tb"/>
      <style:text-properties fo:font-weight="normal" officeooo:rsid="0655c4b9" officeooo:paragraph-rsid="0655c4b9" style:font-weight-asian="normal" style:font-weight-complex="normal"/>
    </style:style>
    <style:style style:name="P18" style:family="paragraph" style:parent-style-name="Text_20_body" style:list-style-name="L3">
      <style:paragraph-properties fo:text-align="end" style:justify-single-word="false" style:writing-mode="rl-tb"/>
      <style:text-properties fo:font-weight="normal" officeooo:rsid="0656d2f1" officeooo:paragraph-rsid="0656d2f1" style:font-weight-asian="normal" style:font-weight-complex="normal"/>
    </style:style>
    <style:style style:name="P19" style:family="paragraph" style:parent-style-name="Text_20_body">
      <style:paragraph-properties fo:text-align="end" style:justify-single-word="false" style:writing-mode="rl-tb"/>
      <style:text-properties fo:font-weight="normal" officeooo:rsid="0656d2f1" officeooo:paragraph-rsid="0656d2f1" style:font-weight-asian="normal" style:font-weight-complex="normal"/>
    </style:style>
    <style:style style:name="P20" style:family="paragraph" style:parent-style-name="Text_20_body">
      <style:paragraph-properties fo:text-align="end" style:justify-single-word="false" style:writing-mode="rl-tb"/>
      <style:text-properties fo:font-weight="normal" officeooo:rsid="06208022" officeooo:paragraph-rsid="06592c63" style:font-weight-asian="normal" style:font-weight-complex="normal"/>
    </style:style>
    <style:style style:name="P21" style:family="paragraph" style:parent-style-name="Text_20_body" style:list-style-name="L4">
      <style:paragraph-properties fo:text-align="end" style:justify-single-word="false" style:writing-mode="rl-tb"/>
      <style:text-properties officeooo:rsid="0656d2f1" officeooo:paragraph-rsid="0656d2f1"/>
    </style:style>
    <style:style style:name="P22" style:family="paragraph" style:parent-style-name="Text_20_body" style:list-style-name="L4">
      <style:paragraph-properties fo:text-align="end" style:justify-single-word="false" style:writing-mode="rl-tb"/>
      <style:text-properties officeooo:rsid="065913a6" officeooo:paragraph-rsid="065913a6"/>
    </style:style>
    <style:style style:name="P23" style:family="paragraph" style:parent-style-name="Text_20_body">
      <style:paragraph-properties fo:text-align="end" style:justify-single-word="false" style:writing-mode="rl-tb"/>
      <style:text-properties fo:language="en" fo:country="US" fo:font-weight="normal" officeooo:rsid="065913a6" officeooo:paragraph-rsid="065913a6" style:font-weight-asian="normal" style:font-weight-complex="normal"/>
    </style:style>
    <style:style style:name="P24" style:family="paragraph" style:parent-style-name="Text_20_body">
      <style:paragraph-properties fo:text-align="end" style:justify-single-word="false" style:writing-mode="rl-tb"/>
      <style:text-properties fo:font-style="italic" fo:font-weight="normal" officeooo:rsid="06208022" officeooo:paragraph-rsid="0621f8fb" style:font-style-asian="italic" style:font-weight-asian="normal" style:font-style-complex="italic" style:font-weight-complex="normal"/>
    </style:style>
    <style:style style:name="P25" style:family="paragraph" style:parent-style-name="Text_20_body">
      <style:paragraph-properties fo:text-align="end" style:justify-single-word="false" style:writing-mode="rl-tb"/>
      <style:text-properties officeooo:rsid="06592c63" officeooo:paragraph-rsid="06592c63"/>
    </style:style>
    <style:style style:name="P26" style:family="paragraph" style:parent-style-name="Text_20_body">
      <style:paragraph-properties fo:text-align="end" style:justify-single-word="false" style:writing-mode="rl-tb"/>
      <style:text-properties officeooo:rsid="06208022" officeooo:paragraph-rsid="0621f8fb"/>
    </style:style>
    <style:style style:name="P27" style:family="paragraph" style:parent-style-name="Text_20_body">
      <style:paragraph-properties fo:text-align="end" style:justify-single-word="false" style:writing-mode="rl-tb"/>
      <style:text-properties fo:font-style="normal" officeooo:rsid="065d444f" officeooo:paragraph-rsid="065d444f" style:font-style-asian="normal" style:font-style-complex="normal"/>
    </style:style>
    <style:style style:name="P28" style:family="paragraph" style:parent-style-name="Text_20_body">
      <style:paragraph-properties fo:text-align="end" style:justify-single-word="false" style:writing-mode="rl-tb"/>
      <style:text-properties fo:font-style="normal" officeooo:rsid="0660d971" officeooo:paragraph-rsid="0660d971" style:font-style-asian="normal" style:font-style-complex="normal"/>
    </style:style>
    <style:style style:name="P29" style:family="paragraph" style:parent-style-name="Heading_20_1">
      <style:paragraph-properties fo:line-height="100%"/>
      <style:text-properties style:font-name="David CLM" officeooo:rsid="063d565d" officeooo:paragraph-rsid="063d565d" style:font-name-complex="David CLM"/>
    </style:style>
    <style:style style:name="T1" style:family="text">
      <style:text-properties fo:font-weight="bold" style:font-weight-asian="bold" style:font-weight-complex="bold"/>
    </style:style>
    <style:style style:name="T2" style:family="text">
      <style:text-properties fo:font-weight="bold" officeooo:rsid="0655c4b9" style:font-weight-asian="bold" style:font-weight-complex="bold"/>
    </style:style>
    <style:style style:name="T3" style:family="text">
      <style:text-properties fo:font-weight="bold" officeooo:rsid="0621f8fb"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621f8fb"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61aaed5" style:font-weight-asian="normal" style:font-weight-complex="normal"/>
    </style:style>
    <style:style style:name="T8" style:family="text">
      <style:text-properties fo:font-weight="normal" officeooo:rsid="061c5daf" style:font-weight-asian="normal" style:font-weight-complex="normal"/>
    </style:style>
    <style:style style:name="T9" style:family="text">
      <style:text-properties fo:font-weight="normal" officeooo:rsid="061d9db1" style:font-weight-asian="normal" style:font-weight-complex="normal"/>
    </style:style>
    <style:style style:name="T10" style:family="text">
      <style:text-properties fo:font-weight="normal" officeooo:rsid="06381210" style:font-weight-asian="normal" style:font-weight-complex="normal"/>
    </style:style>
    <style:style style:name="T11" style:family="text">
      <style:text-properties fo:font-weight="normal" officeooo:rsid="063f5b55" style:font-weight-asian="normal" style:font-weight-complex="normal"/>
    </style:style>
    <style:style style:name="T12" style:family="text">
      <style:text-properties fo:font-weight="normal" officeooo:rsid="06178d0b" style:font-weight-asian="normal" style:font-weight-complex="normal"/>
    </style:style>
    <style:style style:name="T13" style:family="text">
      <style:text-properties fo:font-weight="normal" officeooo:rsid="064df1c9" style:font-weight-asian="normal" style:font-weight-complex="normal"/>
    </style:style>
    <style:style style:name="T14" style:family="text">
      <style:text-properties fo:font-weight="normal" officeooo:rsid="0651588a" style:font-weight-asian="normal" style:font-weight-complex="normal"/>
    </style:style>
    <style:style style:name="T15" style:family="text">
      <style:text-properties fo:font-weight="normal" officeooo:rsid="065253ee" style:font-weight-asian="normal" style:font-weight-complex="normal"/>
    </style:style>
    <style:style style:name="T16" style:family="text">
      <style:text-properties fo:font-weight="normal" officeooo:rsid="0655c4b9" style:font-weight-asian="normal" style:font-weight-complex="normal"/>
    </style:style>
    <style:style style:name="T17" style:family="text">
      <style:text-properties fo:font-weight="normal" officeooo:rsid="0618f104" style:font-weight-asian="normal" style:font-weight-complex="normal"/>
    </style:style>
    <style:style style:name="T18" style:family="text">
      <style:text-properties fo:font-weight="normal" officeooo:rsid="065c2157" style:font-weight-asian="normal" style:font-weight-complex="normal"/>
    </style:style>
    <style:style style:name="T19" style:family="text">
      <style:text-properties fo:font-weight="normal" officeooo:rsid="065e7349" style:font-weight-asian="normal" style:font-weight-complex="normal"/>
    </style:style>
    <style:style style:name="T20" style:family="text">
      <style:text-properties style:text-position="sub 58%" fo:font-style="italic" fo:font-weight="normal" style:font-style-asian="italic" style:font-weight-asian="normal" style:font-style-complex="italic" style:font-weight-complex="normal"/>
    </style:style>
    <style:style style:name="T21" style:family="text">
      <style:text-properties style:text-position="sub 58%" fo:language="en" fo:country="US" fo:font-style="italic" fo:font-weight="normal" officeooo:rsid="06468496" style:font-style-asian="italic" style:font-weight-asian="normal" style:font-style-complex="italic"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63f5b55" style:font-weight-asian="normal" style:font-weight-complex="normal"/>
    </style:style>
    <style:style style:name="T24" style:family="text">
      <style:text-properties fo:language="en" fo:country="US" fo:font-weight="normal" officeooo:rsid="06406472" style:font-weight-asian="normal" style:font-weight-complex="normal"/>
    </style:style>
    <style:style style:name="T25" style:family="text">
      <style:text-properties fo:language="en" fo:country="US" fo:font-weight="normal" officeooo:rsid="0641dad4" style:font-weight-asian="normal" style:font-weight-complex="normal"/>
    </style:style>
    <style:style style:name="T26" style:family="text">
      <style:text-properties fo:language="en" fo:country="US" fo:font-weight="normal" officeooo:rsid="0642919e" style:font-weight-asian="normal" style:font-weight-complex="normal"/>
    </style:style>
    <style:style style:name="T27" style:family="text">
      <style:text-properties fo:language="en" fo:country="US" fo:font-weight="normal" officeooo:rsid="0642de87" style:font-weight-asian="normal" style:font-weight-complex="normal"/>
    </style:style>
    <style:style style:name="T28" style:family="text">
      <style:text-properties fo:language="en" fo:country="US" fo:font-weight="normal" officeooo:rsid="0645b7d7" style:font-weight-asian="normal" style:font-weight-complex="normal"/>
    </style:style>
    <style:style style:name="T29" style:family="text">
      <style:text-properties fo:language="en" fo:country="US" fo:font-weight="normal" officeooo:rsid="064651b4" style:font-weight-asian="normal" style:font-weight-complex="normal"/>
    </style:style>
    <style:style style:name="T30" style:family="text">
      <style:text-properties fo:language="en" fo:country="US" fo:font-weight="normal" officeooo:rsid="06468496" style:font-weight-asian="normal" style:font-weight-complex="normal"/>
    </style:style>
    <style:style style:name="T31" style:family="text">
      <style:text-properties fo:language="en" fo:country="US" fo:font-weight="normal" officeooo:rsid="06178d0b" style:font-weight-asian="normal" style:font-weight-complex="normal"/>
    </style:style>
    <style:style style:name="T32" style:family="text">
      <style:text-properties fo:language="en" fo:country="US" fo:font-weight="normal" officeooo:rsid="06478535" style:font-weight-asian="normal" style:font-weight-complex="normal"/>
    </style:style>
    <style:style style:name="T33" style:family="text">
      <style:text-properties fo:language="en" fo:country="US" fo:font-weight="normal" officeooo:rsid="0618e705" style:font-weight-asian="normal" style:font-weight-complex="normal"/>
    </style:style>
    <style:style style:name="T34" style:family="text">
      <style:text-properties fo:language="en" fo:country="US" fo:font-weight="normal" officeooo:rsid="064e492c" style:font-weight-asian="normal" style:font-weight-complex="normal"/>
    </style:style>
    <style:style style:name="T35" style:family="text">
      <style:text-properties fo:language="en" fo:country="US" fo:font-weight="normal" officeooo:rsid="064fec81" style:font-weight-asian="normal" style:font-weight-complex="normal"/>
    </style:style>
    <style:style style:name="T36" style:family="text">
      <style:text-properties fo:language="en" fo:country="US" fo:font-weight="normal" officeooo:rsid="06502fc9" style:font-weight-asian="normal" style:font-weight-complex="normal"/>
    </style:style>
    <style:style style:name="T37" style:family="text">
      <style:text-properties fo:language="en" fo:country="US" fo:font-weight="normal" officeooo:rsid="065500a4" style:font-weight-asian="normal" style:font-weight-complex="normal"/>
    </style:style>
    <style:style style:name="T38" style:family="text">
      <style:text-properties fo:language="en" fo:country="US" fo:font-weight="normal" officeooo:rsid="06587af6" style:font-weight-asian="normal" style:font-weight-complex="normal"/>
    </style:style>
    <style:style style:name="T39" style:family="text">
      <style:text-properties fo:language="en" fo:country="US" fo:font-weight="bold" style:font-weight-asian="bold" style:font-weight-complex="bold"/>
    </style:style>
    <style:style style:name="T40" style:family="text">
      <style:text-properties fo:language="en" fo:country="US" fo:font-weight="bold" officeooo:rsid="06406472" style:font-weight-asian="bold" style:font-weight-complex="bold"/>
    </style:style>
    <style:style style:name="T41" style:family="text">
      <style:text-properties fo:language="en" fo:country="US" fo:font-weight="bold" officeooo:rsid="06468496" style:font-weight-asian="bold" style:font-weight-complex="bold"/>
    </style:style>
    <style:style style:name="T42" style:family="text">
      <style:text-properties fo:language="en" fo:country="US" fo:font-style="italic" fo:font-weight="normal" style:font-style-asian="italic" style:font-weight-asian="normal" style:font-style-complex="italic" style:font-weight-complex="normal"/>
    </style:style>
    <style:style style:name="T43" style:family="text">
      <style:text-properties fo:language="en" fo:country="US" fo:font-style="italic" fo:font-weight="normal" officeooo:rsid="06468496" style:font-style-asian="italic" style:font-weight-asian="normal" style:font-style-complex="italic" style:font-weight-complex="normal"/>
    </style:style>
    <style:style style:name="T44" style:family="text">
      <style:text-properties fo:language="en" fo:country="US" officeooo:rsid="065543f8"/>
    </style:style>
    <style:style style:name="T45" style:family="text">
      <style:text-properties officeooo:rsid="064b710a"/>
    </style:style>
    <style:style style:name="T46" style:family="text">
      <style:text-properties officeooo:rsid="0651588a"/>
    </style:style>
    <style:style style:name="T47" style:family="text">
      <style:text-properties officeooo:rsid="065543f8"/>
    </style:style>
    <style:style style:name="T48" style:family="text">
      <style:text-properties fo:language="en" fo:country="US" fo:font-weight="normal" style:font-weight-asian="normal" style:font-weight-complex="normal"/>
    </style:style>
    <style:style style:name="T49" style:family="text">
      <style:text-properties fo:language="en" fo:country="US" fo:font-weight="normal" officeooo:rsid="065c2157" style:font-weight-asian="normal" style:font-weight-complex="normal"/>
    </style:style>
    <style:style style:name="T50" style:family="text">
      <style:text-properties fo:language="en" fo:country="US" fo:font-weight="normal" officeooo:rsid="065e7349" style:font-weight-asian="normal" style:font-weight-complex="normal"/>
    </style:style>
    <style:style style:name="T51" style:family="text">
      <style:text-properties fo:language="en" fo:country="US" fo:font-weight="normal" officeooo:rsid="065f8a8e" style:font-weight-asian="normal" style:font-weight-complex="normal"/>
    </style:style>
    <style:style style:name="T52" style:family="text">
      <style:text-properties fo:language="en" fo:country="US" fo:font-weight="normal" officeooo:rsid="066110f3" style:font-weight-asian="normal" style:font-weight-complex="normal"/>
    </style:style>
    <style:style style:name="T53" style:family="text">
      <style:text-properties fo:language="en" fo:country="US" fo:font-weight="normal" officeooo:rsid="0662f689" style:font-weight-asian="normal" style:font-weight-complex="normal"/>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שיווי-משקל תחרותי</text:h>
      <text:p text:style-name="P7"><text:span text:style-name="T11">שיווי משקל תחרותי (</text:span><text:span text:style-name="T23">competitive equilibrium) הוא מושג שפותח ע"י כלכלנים כדי להסביר את התהליך שבו אנשים שונים, ממקומות שונים בעולם, שכל אחד חושב רק על עצמו, </text:span><text:span text:style-name="T24">יוצרים ביחד שוק שבו ההיצע שווה לביקוש – הכמות המיוצרת ע"י כל היצרנים שווה לכמות הדרושה ע"י כל הצרכנים. המנגנון האחראי להתאמה המופלאה הזאת הוא מנגנון ה</text:span><text:span text:style-name="T40">מחירים</text:span><text:span text:style-name="T24">. </text:span><text:span text:style-name="T25">אם הביקוש למוצר מסויים גבוה יותר מההיצע – המחיר עולה, ואם הביקוש נמוך יותר מההיצע – המחיר יורד, עד שמתקבל </text:span><text:span text:style-name="T26">מחיר שיווי-משקל, שבו הביקוש וההיצע שוים בדיוק. </text:span><text:span text:style-name="T27">היופי הוא, שכל אחד מהמשתתפים בשוק בכלל לא צריך להכיר את המשתתפים האחרים – היצרן לא צריך כמה צרכנים בדיוק יש בשוק, ומה בדיוק כל אחד רוצה. גם הצרכנים לא צריכים לדעת כמה יצרנים בדיוק יש בשוק, ומה בדיוק כל אחד מייצר. הדבר היחיד שהם צריכים לדעת זה את וקטור המחירים – כמה עולה כל מוצר.</text:span></text:p>
      <text:p text:style-name="P8"><text:span text:style-name="T27">י</text:span><text:span text:style-name="T22">שנם מודלים רבים ושונים של שווקים, לכל אחד מהם יש מושג שיווי-משקל משלו. במסגרת זו נלמד רק על מושג אחד בסיסי ופשוט, הקשור לבעיית </text:span><text:span text:style-name="T39">חלוקת המשאבים </text:span><text:span text:style-name="T22">שלמדנו בהרצאה. </text:span></text:p>
      <text:p text:style-name="P9"><text:span text:style-name="T22">בבעיה זו, ישנו שוק ובו כמה משאבים רציפים (ברזל, נפט, עץ וכו’), ויש כמה צרכנים בעלי העדפות שונות למשאבים אלה – כל צרכן מייחס ערך שונה לכל משאב. </text:span><text:span text:style-name="T28">לדוגמה, ייתכן שהמשאבים והערכים הם </text:span><text:span text:style-name="T29">כמו בהרצאה:</text:span></text:p>
      <text:list xml:id="list1399463310" text:style-name="L1">
        <text:list-item>
          <text:p text:style-name="P11">משאב: ברזל, נפט, עץ</text:p>
        </text:list-item>
        <text:list-item>
          <text:p text:style-name="P11">עמי: <text:s/>81, <text:s text:c="3"/>19, <text:s text:c="3"/>0</text:p>
        </text:list-item>
        <text:list-item>
          <text:p text:style-name="P11">תמי: 80, <text:s text:c="3"/>0, <text:s text:c="3"/>20</text:p>
        </text:list-item>
      </text:list>
      <text:p text:style-name="P12">בהרצאה ראינו שאפשר לחלק את המשאבים בדרכים שונות בלי להשתמש במחירים, למשל: ע"י אלגוריתם "חתוך ובחר", מיקסום סכום הערכים, מיקסום מכפלת הערכים, וכו’.</text:p>
      <text:p text:style-name="P10"><text:span text:style-name="T41">שיווי-משקל תחרותי שווה-תקציב </text:span><text:span text:style-name="T30">גם הוא דרך לחלוקת משאבים. הוא מוגדר כחלוקה של המשאבים בין האנשים, ובנוסף וקטור-מחיר כלשהו p </text:span><text:span text:style-name="T32">המייצג </text:span><text:span text:style-name="T30">מחיר לכל משאב, </text:span><text:span text:style-name="T31">כך שכל משתתף i </text:span><text:span text:style-name="T34">מקבל את הסל הטוב ביותר האפשרי </text:span><text:span text:style-name="T35">עבורו </text:span><text:span text:style-name="T34">במסגרת </text:span><text:span text:style-name="T35">מגבלת-ה</text:span><text:span text:style-name="T34">תקציב, </text:span><text:span text:style-name="T35">כאשר התקציב שווה לכולם. </text:span><text:span text:style-name="T36">בפירוט, לכל משתתף i צריכים להתקיים שני תנאים: </text:span></text:p>
      <text:list xml:id="list2746972352" text:style-name="L2">
        <text:list-item>
          <text:p text:style-name="P15">המחיר הכולל של <text:span text:style-name="T46">הסל </text:span>שקיבל משתתף i הוא לכל היותר 1 <text:span text:style-name="T45">(אנחנו מניחים שהתקציב של כל משתתף בשוק הוא שווה, ומנרמלים אותו כך שהתקציב של כולם הוא בדיוק 1).</text:span></text:p>
        </text:list-item>
        <text:list-item>
          <text:p text:style-name="P14"><text:span text:style-name="T12">כל משתתף מעדיף את </text:span><text:span text:style-name="T14">הסל </text:span><text:span text:style-name="T12">שקיבל על-פני כל </text:span><text:span text:style-name="T15">צירוף אפשרי אחר </text:span><text:span text:style-name="T13">משאבים </text:span><text:span text:style-name="T15">שמחירו </text:span><text:span text:style-name="T12">לכל היותר 1.</text:span></text:p>
        </text:list-item>
      </text:list>
      <text:p text:style-name="P16">בנוסף, דורשים שהחלוקה תהיה מלאה – כל המשאבים יחולקו. דרישה זו מייצגת את הדרישה שהביקוש שווה להיצע: ה"ביקוש" הוא אוסף הסלים האופטימליים שכל השחקנים רוצים לקנות, וה"היצע" הוא אוסף כל המשאבים הקיימים. במצב של שיווי-משקל, כל צרכן מקבל סל שהוא אופטימלי עבורו במסגרת התקציב השווה, ובנוסף כל המשאבים מחולקים.</text:p>
      <text:p text:style-name="P6">בסמלים, <text:span text:style-name="T47">לכל שחקן </text:span><text:span text:style-name="T44">i:</text:span></text:p>
      <text:p text:style-name="P5"><text:span text:style-name="T4">p</text:span><text:span text:style-name="T6">(</text:span><text:span text:style-name="T4">X</text:span><text:span text:style-name="T20">i</text:span><text:span text:style-name="T6">) ≤ 1</text:span></text:p>
      <text:p text:style-name="P5"><text:span text:style-name="T30">For </text:span><text:span text:style-name="T33">every </text:span><text:span text:style-name="T37">possible bundle </text:span><text:span text:style-name="T30">Y: <text:s/>if </text:span><text:span text:style-name="T43">p</text:span><text:span text:style-name="T30">(Y) ≤ 1 then </text:span><text:span text:style-name="T43">V</text:span><text:span text:style-name="T21">i</text:span><text:span text:style-name="T30">(</text:span><text:span text:style-name="T43">X</text:span><text:span text:style-name="T21">i</text:span><text:span text:style-name="T30">) ≥ V</text:span><text:span text:style-name="T21">i</text:span><text:span text:style-name="T30">(Y).</text:span></text:p>
      <text:p text:style-name="P13"><text:soft-page-break/></text:p>
      <text:p text:style-name="P4"><text:span text:style-name="T17">א. תנו דוגמה להקצאה שהיא </text:span><text:span text:style-name="T8">ש</text:span><text:span text:style-name="T10">יווי-משקל </text:span><text:span text:style-name="T8">תחרותי שווה-תקציב</text:span><text:span text:style-name="T7"> </text:span><text:span text:style-name="T16">בתרחיש כלשהו </text:span><text:span text:style-name="T9">של חלוקת משאבים</text:span><text:span text:style-name="T16">.</text:span></text:p>
      <text:p text:style-name="P3"><text:span text:style-name="T2">פתרון</text:span><text:span text:style-name="T16">: ניקח את התרחיש של הברזל, הנפט והעץ שתואר למעלה, ונניח שאנחנו מחלקים את המשאבים באופן הבא:</text:span></text:p>
      <text:list xml:id="list605696382" text:style-name="L3">
        <text:list-item>
          <text:p text:style-name="P17">עמי: 50% מהברזל וכל הנפט.</text:p>
        </text:list-item>
        <text:list-item>
          <text:p text:style-name="P17">תמי: 50% מהברזל וכל העץ.</text:p>
        </text:list-item>
        <text:list-item>
          <text:p text:style-name="P18">וקטור המחירים: ברזל 1.8, עץ 0.1, נפט 0.1.</text:p>
        </text:list-item>
      </text:list>
      <text:p text:style-name="P19">נבדוק שזה מקיים את התנאים של שיווי-משקל תחרותי:</text:p>
      <text:list xml:id="list529496618" text:style-name="L4">
        <text:list-item>
          <text:p text:style-name="P21"><text:span text:style-name="T6">הסל של כל צרכן הוא </text:span><text:span text:style-name="T22">0.9+0.1 = 1.</text:span></text:p>
        </text:list-item>
        <text:list-item>
          <text:p text:style-name="P21"><text:span text:style-name="T22">אף צרכן לא יכל לקנות סל טוב יותר באותו תקציב. נבדוק לגבי תמי: איזה סלים אחרים היא יכלה לקנות? - היא יכלה למכור </text:span><text:span text:style-name="T38">חלק מהברזל או העץ כדי לקנות נפט – אבל זה בוודאי לא היה עוזר לה כי הנפט שווה עבורה 0. האפשרות היחידה שנשארה לה היא למכור חלק מהעץ כדי לקנות ברזל. נניח שהיא מוכרת x עץ. היא מקבלת בתמורה 0.1x. בסכום הזה היא יכולה לקנות 0.1x/1.8 ברזל. בסה"כ התועלת שלה קטנה ב 20x בגלל העץ, וגדלה ב 0.1x*80/1.8 בגלל הברזל. קל לראות שהתועלת שלה בסה"כ נמוכה יותר – ולכן הסל החדש פחות טוב מהישן. חישוב דומה אפשר לבצע לגבי עמי, וכך לוודא שאכן הסל שכל אחד קיבל הוא הסל הטוב ביותר עבורו במסגרת התקציב.</text:span></text:p>
        </text:list-item>
        <text:list-item>
          <text:p text:style-name="P22"><text:span text:style-name="T38">ל</text:span><text:span text:style-name="T22">שם השוואה, נניח שוקטור המחירים היה: ברזל 1, עץ 0.5, נפט 0.5. וקטור זה אינו שיווי-משקל! תמי יכולה למכור עץ ולקנות ברזל, התועלת שלה תקטן ב 20x בגלל העץ אבל תגדל ב 40x בגלל הברזל, ובסה"כ היא תרויח – כלומר קיים סל טוב יותר שתמי יכלה לרכוש באותו תקציב. במונחים כלכליים, במחירים אלה יש </text:span><text:span text:style-name="T42">עודף ביקוש </text:span><text:span text:style-name="T22">לברזל, ו</text:span><text:span text:style-name="T42">עודף היצע </text:span><text:span text:style-name="T22">לעץ. מה שיקרה בשוק אמיתי במצב כזה הוא, שמחיר הברזל יעלה ומחיר העץ יירד, עד שיתקבלו מחירי שיווי-משקל, למשל 1.8 0.1 0.1.</text:span></text:p>
        </text:list-item>
      </text:list>
      <text:p text:style-name="P23"/>
      <text:p text:style-name="P24">ב. הוכיחו שכל ש"מ תחרותי שווה-תקציב הוא ללא קנאה.</text:p>
      <text:p text:style-name="P25"><text:span text:style-name="T1">פתרון</text:span><text:span text:style-name="T6">: </text:span><text:span text:style-name="T18">לפי הגדרת ש"מ תחרותי, כל שחקן </text:span><text:span text:style-name="T49">i </text:span><text:span text:style-name="T18">מעריך את הסל שקיבל, לפחות כמו כל סל אפשרי אחר שמחירו לכל היותר 1. בנוסף, מחיר הסל של כל שחקן </text:span><text:span text:style-name="T49">j </text:span><text:span text:style-name="T18">הוא לכל היותר אחד. לכן, שחקן </text:span><text:span text:style-name="T49">i מעריך את הסל שקיבל לפחות כמו את הסל של שחקן j – וזו בדיוק ההגדרה של חלוקה ללא קנאה.</text:span></text:p>
      <text:p text:style-name="P20"/>
      <text:p text:style-name="P26"><text:span text:style-name="T4">ג. הוכיחו </text:span><text:span text:style-name="T5">שכל ש"מ תחרותי שווה-תקציב הוא יעיל פארטו חלש.</text:span></text:p>
      <text:p text:style-name="P27"><text:span text:style-name="T3">פ</text:span><text:span text:style-name="T1">תרון</text:span><text:span text:style-name="T6">: הוכחה של יעילות פארטו היא תמיד בדרך השלילה. נניח שחלוקה כלשהי </text:span><text:span text:style-name="T51">X</text:span><text:span text:style-name="T6"> אינה יעילה פארטו חלש. זה אומר שקיים לה שיפור פארטו חזק, </text:span><text:span text:style-name="T19">נקרא לו נניח חלוקה </text:span><text:span text:style-name="T51">Y</text:span><text:span text:style-name="T6">. </text:span><text:span text:style-name="T19">לפי הגדרת שיפור פארטו חזק, כל שחקן </text:span><text:span text:style-name="T50">i מעריך את הסל שקיבל בחלוקה </text:span><text:span text:style-name="T51">השניה</text:span><text:span text:style-name="T50"> (נקרא לו: </text:span><text:span text:style-name="T51">Yi</text:span><text:span text:style-name="T50">) </text:span><text:span text:style-name="T51">יותר מהסל שקיבל בחלוקה הראשונה (Xi). <text:s/>מהגדרת שיווי-משקל נובע, שמחירו של הסל Yi גדול ממש מ-1 (אחרת שחקן i היה מעדיף את </text:span><text:soft-page-break/><text:span text:style-name="T51">Xi). <text:s/>כלומר: בחלוקה Y כל השחקנים מקבלים סלים שהמחיר שלהם גדול מ-1. </text:span><text:span text:style-name="T52">לכן המחיר של כל המוצרים יחד גדול מ-n (מספר השחקנים).</text:span></text:p>
      <text:p text:style-name="P28"><text:span text:style-name="T51">ל</text:span><text:span text:style-name="T22">עומת זאת, בחלוקה X כל השחקנים מקבלים סלים שהמחיר שלהם לכל היותר 1. לפי הגדרת ש"מ, כל המוצרים מחולקים (ההיצע שווה לביקוש), ולכן </text:span><text:span text:style-name="T52">המחיר של כל המוצרים יחד הוא לכל היותר n – </text:span><text:span text:style-name="T53">סתירה.</text:span></text:p>
      <text:p text:style-name="P28"><text:span text:style-name="T53"/></text:p>
      <text:p text:style-name="P28"><text:span text:style-name="T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1-11T16:21:01.785000000</dc:date>
    <meta:editing-duration>P11DT16H14M43S</meta:editing-duration>
    <meta:editing-cycles>1470</meta:editing-cycles>
    <meta:document-statistic meta:table-count="0" meta:image-count="0" meta:object-count="0" meta:page-count="3" meta:paragraph-count="31" meta:word-count="864" meta:character-count="4602" meta:non-whitespace-character-count="3750"/>
  </office:meta>
</office:document-meta>
</file>